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44F000000D36402E319C6EABE84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0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1.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5cm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</text:span><text:span text:style-name="T2">Kearns and Valiant : "Can a set of weak learners create a single strong </text:span><text:span text:style-name="T2">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</text:span><text:span text:style-name="T2">en 1999</text:span></text:p>
              </text:list-item>
              <text:list-item>
                <text:p><text:span text:style-name="T2">Articles fondateurs principaux : Stochastic Gradient Boosting (1999), </text:span><text:span text:style-name="T2">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6" draw:layer="layout" svg:width="9.612cm" svg:height="0.806cm" svg:x="9.8cm" svg:y="19.8cm">
          <draw:text-box>
            <text:p text:style-name="P5"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2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11" draw:layer="layout" svg:x1="10cm" svg:y1="1.8cm" svg:x2="24.4cm" svg:y2="4.914cm">
          <text:p/>
        </draw:line>
        <draw:line draw:style-name="gr7" draw:text-style-name="P11" draw:layer="layout" svg:x1="9.2cm" svg:y1="4.343cm" svg:x2="24.4cm" svg:y2="5.2cm">
          <text:p/>
        </draw:line>
        <draw:line draw:style-name="gr7" draw:text-style-name="P11" draw:layer="layout" svg:x1="9.6cm" svg:y1="7.886cm" svg:x2="13.8cm" svg:y2="10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</text:span><text:span text:style-name="T2">« stumps » : arbres binaires de profondeur 1 échouent.</text:span></text:p>
              </text:list-item>
              <text:list-item>
                <text:p><text:span text:style-name="T2">Mais un vote pondéré des modèles successifs fournit un classification </text:span><text:span text:style-name="T2">correcte. </text:span></text:p>
              </text:list-item>
            </text:list>
          </draw:text-box>
        </draw:frame>
        <draw:frame draw:style-name="gr8" draw:text-style-name="P2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9" draw:text-style-name="P11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9" draw:text-style-name="P11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9" draw:text-style-name="P11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9" draw:text-style-name="P11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</text:span><text:span text:style-name="T2">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</text:span><text:span text:style-name="T2">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9" draw:text-style-name="P11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1" draw:text-style-name="P2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3" draw:text-style-name="P12" draw:layer="layout" svg:width="4.134cm" svg:height="0.962cm" svg:x="8.4cm" svg:y="14.638cm">
          <draw:text-box>
            <text:p>R2 : 6.00 M$</text:p>
          </draw:text-box>
        </draw:frame>
        <draw:frame draw:style-name="gr3" draw:text-style-name="P12" draw:layer="layout" svg:width="1.844cm" svg:height="1.673cm" svg:x="4.5cm" svg:y="12.1cm">
          <draw:text-box>
            <text:p>R1 : </text:p>
            <text:p>5.11</text:p>
          </draw:text-box>
        </draw:frame>
        <draw:frame draw:style-name="gr3" draw:text-style-name="P12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1" draw:text-style-name="P2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1" draw:text-style-name="P2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3" draw:text-style-name="P12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4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13">Modèle de régression :</text:p>
              </text:list-item>
              <text:list-item>
                <text:p text:style-name="P13"/>
              </text:list-item>
              <text:list-item>
                <text:p text:style-name="P13">un joueur qui a 15 d'expérience en 1ere ligue de baseball et qui a marqué 150 points l'année précédente gagne probablement 6.74 M$/an.</text:p>
                <text:p text:style-name="P13"/>
              </text:list-item>
            </text:list>
          </draw:text-box>
        </draw:frame>
        <draw:frame draw:style-name="gr1" draw:text-style-name="P2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1" draw:text-style-name="P2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1" draw:text-style-name="P2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Le seuil s et la direction d selon laquelle diviser l'espace des prédicteurs est obtenu en minimisant </text:p>
                <text:p text:style-name="P1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</text:span><text:span text:style-name="T2">régression</text:span></text:p>
              </text:list-item>
            </text:list>
          </draw:text-box>
        </draw:frame>
        <draw:frame draw:style-name="gr10" draw:text-style-name="P2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0" draw:text-style-name="P2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9" draw:text-style-name="P11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0">stimule</text:span><text:span text:style-name="T3">, i.e. améliore, la justesse d'un « weak model ». </text:span><text:span text:style-name="T3">Pour ce faire, il </text:span><text:span text:style-name="T2">agrège séquentiellement des modèles peu </text:span><text:span text:style-name="T2">performants qui effectuent un « vote » pondéré pour aboutir à un </text:span><text:span text:style-name="T2">consensus.</text:span></text:p>
              </text:list-item>
              <text:list-item>
                <text:p><text:span text:style-name="T2">Ces « weak model », qui surperforment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gain de </text:span><text:span text:style-name="T2">temps, limite le sur-apprentissage</text:span></text:p>
              </text:list-item>
              <text:list-item>
                <text:p><text:span text:style-name="T2">XGBoost <text:s/>(ex-ji-boos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H11M18S</meta:editing-duration>
    <meta:editing-cycles>49</meta:editing-cycles>
    <meta:generator>LibreOffice/6.0.6.2$Linux_X86_64 LibreOffice_project/00$Build-2</meta:generator>
    <dc:title>Beehive</dc:title>
    <meta:initial-creator>risky </meta:initial-creator>
    <dc:date>2018-10-16T21:20:42.508390244</dc:date>
    <dc:creator>risky </dc:creator>
    <meta:document-statistic meta:object-count="140"/>
  </office:meta>
</office:document-meta>
</file>